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文泉驛微米黑" svg:font-family="文泉驛微米黑"/>
    <style:font-face style:name="文泉驛微米黑3" svg:font-family="文泉驛微米黑" style:font-family-generic="swiss"/>
    <style:font-face style:name="Courier New" svg:font-family="'Courier New'" style:font-family-generic="modern" style:font-pitch="fixed"/>
    <style:font-face style:name="文泉驛微米黑2" svg:font-family="文泉驛微米黑" style:font-pitch="variable"/>
    <style:font-face style:name="文泉驛微米黑1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4" svg:font-family="文泉驛微米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P1" style:family="paragraph" style:parent-style-name="Title">
      <style:paragraph-properties fo:text-align="center" style:justify-single-word="false"/>
      <style:text-properties fo:font-size="48pt" style:font-size-asian="48pt" style:font-size-complex="48pt"/>
    </style:style>
    <style:style style:name="P2" style:family="paragraph" style:parent-style-name="Text_20_body">
      <style:paragraph-properties fo:text-align="center" style:justify-single-word="false"/>
      <style:text-properties style:font-name="文泉驛微米黑2" fo:font-size="24pt" style:font-size-asian="24pt" style:font-size-complex="24pt"/>
    </style:style>
    <style:style style:name="P3" style:family="paragraph" style:parent-style-name="Text_20_body">
      <style:paragraph-properties fo:text-align="start" style:justify-single-word="false"/>
      <style:text-properties style:font-name="文泉驛微米黑2" fo:font-size="24pt" style:font-size-asian="24pt" style:font-size-complex="24pt"/>
    </style:style>
    <style:style style:name="P4" style:family="paragraph" style:parent-style-name="Text_20_body">
      <style:text-properties fo:font-size="16pt" style:font-name-asian="文泉驛微米黑2" style:font-size-asian="16pt" style:font-size-complex="16pt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ext_20_body">
      <style:text-properties fo:font-size="24pt" style:font-size-asian="24pt" style:font-size-complex="24pt"/>
    </style:style>
    <style:style style:name="P7" style:family="paragraph" style:parent-style-name="Text_20_body">
      <style:text-properties fo:font-size="36pt" style:font-size-asian="36pt" style:font-size-complex="36pt"/>
    </style:style>
    <style:style style:name="P8" style:family="paragraph" style:parent-style-name="Text_20_body">
      <style:text-properties style:font-name="Courier New" fo:font-size="12pt" style:font-size-asian="12pt" style:font-size-complex="12pt"/>
    </style:style>
    <style:style style:name="P9" style:family="paragraph" style:parent-style-name="Text_20_body">
      <style:text-properties style:font-name="Courier New" fo:font-size="12pt" style:font-name-asian="Courier New" style:font-size-asian="12pt" style:font-size-complex="12pt"/>
    </style:style>
    <style:style style:name="P10" style:family="paragraph" style:parent-style-name="Text_20_body">
      <style:text-properties style:use-window-font-color="true" style:font-name="Courier New" fo:font-size="16pt" style:font-name-asian="文泉驛微米黑2" style:font-size-asian="16pt" style:font-size-complex="16pt"/>
    </style:style>
    <style:style style:name="P11" style:family="paragraph" style:parent-style-name="Text_20_body">
      <style:text-properties style:use-window-font-color="true" style:font-name="Courier New" fo:font-size="12pt" style:font-name-asian="文泉驛微米黑2" style:font-size-asian="12pt" style:font-size-complex="12pt"/>
    </style:style>
    <style:style style:name="P12" style:family="paragraph" style:parent-style-name="Text_20_body" style:master-page-name="">
      <style:paragraph-properties style:page-number="auto" fo:padding="0.049cm" fo:border="0.06pt solid #000000" style:shadow="none"/>
      <style:text-properties style:font-name="Courier New" fo:font-size="12pt" style:font-name-asian="文泉驛微米黑2" style:font-size-asian="12pt" style:font-size-complex="12pt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Text_20_body" style:list-style-name="L1">
      <style:text-properties fo:font-size="16pt" style:font-name-asian="文泉驛微米黑2" style:font-size-asian="16pt" style:font-size-complex="16pt"/>
    </style:style>
    <style:style style:name="P17" style:family="paragraph" style:parent-style-name="Text_20_body" style:list-style-name="L2">
      <style:text-properties fo:font-size="16pt" style:font-name-asian="文泉驛微米黑2" style:font-size-asian="16pt" style:font-size-complex="16pt"/>
    </style:style>
    <style:style style:name="P18" style:family="paragraph" style:parent-style-name="Text_20_body">
      <style:text-properties fo:color="#ff0000" style:font-name="Courier New" fo:font-size="16pt" style:font-name-asian="文泉驛微米黑2" style:font-size-asian="16pt" style:font-size-complex="16pt"/>
    </style:style>
    <style:style style:name="P19" style:family="paragraph" style:parent-style-name="Text_20_body">
      <style:text-properties fo:font-size="18.25pt" style:font-size-asian="16pt" style:font-size-complex="18.25pt"/>
    </style:style>
    <style:style style:name="P20" style:family="paragraph" style:parent-style-name="Text_20_body">
      <style:text-properties style:font-name="Courier New" fo:font-size="12pt" style:font-size-asian="12pt" style:font-size-complex="12pt"/>
    </style:style>
    <style:style style:name="P21" style:family="paragraph" style:parent-style-name="Text_20_body">
      <style:text-properties style:font-name="Courier New" fo:font-size="10pt" style:font-size-asian="10pt" style:font-size-complex="10pt"/>
    </style:style>
    <style:style style:name="P22" style:family="paragraph" style:parent-style-name="Heading_20_1">
      <style:text-properties fo:font-size="24pt" style:font-size-asian="24pt" style:font-size-complex="24pt"/>
    </style:style>
    <style:style style:name="P23" style:family="paragraph" style:parent-style-name="Heading_20_1">
      <style:paragraph-properties fo:break-before="page"/>
      <style:text-properties fo:font-size="24pt" style:font-size-asian="24pt" style:font-size-complex="24pt"/>
    </style:style>
    <style:style style:name="P24" style:family="paragraph" style:parent-style-name="Heading_20_2">
      <style:text-properties fo:font-size="20pt" style:font-size-asian="20pt" style:font-size-complex="20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Courier New"/>
    </style:style>
    <style:style style:name="T2" style:family="text">
      <style:text-properties fo:color="#ff0000"/>
    </style:style>
    <style:style style:name="T3" style:family="text">
      <style:text-properties style:font-name="Courier New" fo:font-size="16pt" style:font-size-complex="16pt"/>
    </style:style>
    <style:style style:name="T4" style:family="text">
      <style:text-properties style:use-window-font-color="true" style:text-outline="false" style:text-line-through-style="none" style:text-position="0% 100%" style:font-name="文泉驛微米黑3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文泉驛微米黑" style:font-size-asian="12pt" style:language-asian="zh" style:country-asian="TW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zgo 客製化技術手冊</text:p>
      <text:p text:style-name="P2"/>
      <text:p text:style-name="P2">v0.1</text:p>
      <text:p text:style-name="P2"/>
      <text:p text:style-name="P2">2014/01/02</text:p>
      <text:p text:style-name="P2"/>
      <text:p text:style-name="P2">By</text:p>
      <text:p text:style-name="P2">Franklin Weng<text:line-break/></text:p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內容目錄1_Head">
            <text:p text:style-name="P14">內容目錄</text:p>
          </text:index-title>
          <text:p text:style-name="P15"><text:a xlink:type="simple" xlink:href="#__RefHeading__106_947455503" text:style-name="Index_20_Link" text:visited-style-name="Index_20_Link">一、本手冊的範圍<text:tab/>3</text:a></text:p>
          <text:p text:style-name="P15"><text:a xlink:type="simple" xlink:href="#__RefHeading__108_947455503" text:style-name="Index_20_Link" text:visited-style-name="Index_20_Link">二、客製化前的準備<text:tab/>4</text:a></text:p>
          <text:p text:style-name="P13"><text:a xlink:type="simple" xlink:href="#__RefHeading__110_947455503" text:style-name="Index_20_Link" text:visited-style-name="Index_20_Link">1Host 系統環境<text:tab/>4</text:a></text:p>
          <text:p text:style-name="P13"><text:a xlink:type="simple" xlink:href="#__RefHeading__112_947455503" text:style-name="Index_20_Link" text:visited-style-name="Index_20_Link">2Host 所需軟體套件<text:tab/>4</text:a></text:p>
          <text:p text:style-name="P13"><text:a xlink:type="simple" xlink:href="#__RefHeading__114_947455503" text:style-name="Index_20_Link" text:visited-style-name="Index_20_Link">3下載要客製化的目標<text:tab/>5</text:a></text:p>
          <text:p text:style-name="P15"><text:a xlink:type="simple" xlink:href="#__RefHeading__116_947455503" text:style-name="Index_20_Link" text:visited-style-name="Index_20_Link">三、iso 檔裡的奧秘<text:tab/>6</text:a></text:p>
          <text:p text:style-name="P15"><text:a xlink:type="simple" xlink:href="#__RefHeading__118_947455503" text:style-name="Index_20_Link" text:visited-style-name="Index_20_Link">四、打包 iso 檔<text:tab/>12</text:a></text:p>
          <text:p text:style-name="P15"><text:a xlink:type="simple" xlink:href="#__RefHeading__120_947455503" text:style-name="Index_20_Link" text:visited-style-name="Index_20_Link">五、客製化前的準備<text:tab/>12</text:a></text:p>
        </text:index-body>
      </text:table-of-content>
      <text:p text:style-name="P3"/>
      <text:h text:style-name="P23" text:outline-level="1"><text:bookmark-start text:name="__RefHeading__106_947455503"/>本手冊的範圍<text:bookmark-end text:name="__RefHeading__106_947455503"/></text:h>
      <text:p text:style-name="P4">「ezgo 客製化技術手冊」是以 ezgo 11 為例，說明 ezgo 系統的客製化方式與大原則，但不涵蓋非常詳盡的調整細節。依據此手冊，讀者應能依據手冊中的原則，自行客製化一套屬於自己的系統。</text:p>
      <text:p text:style-name="P4">因為 ezgo 11 是以 KDE 為預設桌面，因此本手冊會包括一些 KDE 桌面系統的調整方式。至於其他桌面的版本的調校方式，待未來有新的桌面版本時，再行納入。</text:p>
      <text:h text:style-name="P23" text:outline-level="1"><text:bookmark-start text:name="__RefHeading__108_947455503"/>客製化前的準備<text:bookmark-end text:name="__RefHeading__108_947455503"/></text:h>
      <text:p text:style-name="P4">ezgo 的客製化工程，簡單地說有兩種做法：</text:p>
      <text:list xml:id="list8239452071" text:style-name="L1">
        <text:list-item>
          <text:p text:style-name="P16">使用 debian-live 從頭開始建立一個新的系統。</text:p>
        </text:list-item>
        <text:list-item>
          <text:p text:style-name="P16">拿一個現有的 iso 檔，解開來修改後再包回去。</text:p>
        </text:list-item>
      </text:list>
      <text:p text:style-name="P4">從 ezgo8 開始，ezgo 系統就由社群朋友自行研究開發，所採用的都是第 2. 種做法。所以這份手冊也會以第 2. 種做法來說明。</text:p>
      <text:p text:style-name="P4"/>
      <text:h text:style-name="P24" text:outline-level="2"><text:bookmark-start text:name="__RefHeading__110_947455503"/>Host 系統環境<text:bookmark-end text:name="__RefHeading__110_947455503"/></text:h>
      <text:p text:style-name="P4"/>
      <text:p text:style-name="P4">客製化時所使用的 host 系統環境，最好要能與客製化的目標版本一樣。例如，如果我們打算拿 kubuntu 13.04 來客製化，那麼理想上用來做客製化的 host 系統環境最好也能是 kubuntu 13.04。如果不是，那麼至少需要留意 host 端系統的 Linux kernel 版本必須與客製化目標相同，否則某些步驟可能會出問題。</text:p>
      <text:p text:style-name="P4"/>
      <text:h text:style-name="P24" text:outline-level="2"><text:bookmark-start text:name="__RefHeading__112_947455503"/>Host 所需軟體套件<text:bookmark-end text:name="__RefHeading__112_947455503"/></text:h>
      <text:p text:style-name="P4"/>
      <text:p text:style-name="P4">在 host 端做客製化時，需要安裝的軟體包括：</text:p>
      <text:list xml:id="list673831355" text:style-name="L2">
        <text:list-item>
          <text:p text:style-name="P17">squashfs-tools</text:p>
        </text:list-item>
        <text:list-item>
          <text:p text:style-name="P17">ubiquity</text:p>
        </text:list-item>
        <text:list-item>
          <text:p text:style-name="P17">ubiquity-casper</text:p>
        </text:list-item>
        <text:list-item>
          <text:p text:style-name="P17">genisoimage</text:p>
        </text:list-item>
      </text:list>
      <text:p text:style-name="P4">您可以以 root 權限執行以下指令來安裝：</text:p>
      <text:p text:style-name="P12"><text:soft-page-break/>apt-get update; apt-get install squashfs-tools ubiquity ubiquity-casper genisoimage</text:p>
      <text:h text:style-name="P24" text:outline-level="2" text:is-list-header="true"/>
      <text:h text:style-name="P24" text:outline-level="2"><text:bookmark-start text:name="__RefHeading__114_947455503"/>下載要客製化的目標<text:bookmark-end text:name="__RefHeading__114_947455503"/></text:h>
      <text:p text:style-name="P4"/>
      <text:p text:style-name="P4">下一步當然就是把要拿來開刀的對象準備好囉。如果您打算從最原始的 Ubuntu / Kubuntu 來客製化，就去下載該版本。當然您也可以拿目前已經包好的 ezgo 來再繼續客製化。總之，把 iso 檔準備好，我們開工！</text:p>
      <text:p text:style-name="Text_20_body"/>
      <text:h text:style-name="P23" text:outline-level="1"><text:bookmark-start text:name="__RefHeading__116_947455503"/>iso 檔裡的奧秘<text:bookmark-end text:name="__RefHeading__116_947455503"/></text:h>
      <text:p text:style-name="P5"/>
      <text:p text:style-name="P5">我們以 kubuntu 13.04 desktop i386 與 x64 版本為例來說明。先把 iso 檔 mount 起來：</text:p>
      <text:p text:style-name="P5"/>
      <text:p text:style-name="P8"><office:annotation><dc:creator>Weng Franklin</dc:creator><dc:date>2014-01-07T11:10:12</dc:date><text:p text:style-name="P25"><text:span text:style-name="T4">注意： </text:span><text:span text:style-name="T4">$ </text:span><text:span text:style-name="T4">表示 </text:span><text:span text:style-name="T4">shell </text:span><text:span text:style-name="T4">提示符號。如果為 </text:span><text:span text:style-name="T4">$ </text:span><text:span text:style-name="T4">表示為一般使用者，如果為 </text:span><text:span text:style-name="T4"># </text:span><text:span text:style-name="T4">表示為 </text:span><text:span text:style-name="T4">root </text:span><text:span text:style-name="T4">身份。</text:span></text:p></office:annotation>$ mkdir ./media</text:p>
      <text:p text:style-name="P8">$ sudo mount -o loop -t iso9660 kubuntu-13.04-desktop-i386.iso ./media</text:p>
      <text:p text:style-name="P5"/>
      <text:p text:style-name="P5">（注意 sudo 那邊是一行指令，只是可能因排版問題而被斷行）</text:p>
      <text:p text:style-name="P5">讓我們看看 iso 檔裡的內容：</text:p>
      <text:p text:style-name="P5"/>
      <text:p text:style-name="P8">$ ls -F ./media</text:p>
      <text:p text:style-name="P8">autorun.inf <text:s/>boot/ <text:s/>casper/ <text:s/>dists/ <text:s/>install/ <text:s/>isolinux/ <text:s/>md5sum.txt <text:s/>pics/ <text:s/>pool/ <text:s/>preseed/ <text:s/>README.diskdefines <text:s/>ubuntu@ <text:s/>wubi.exe</text:p>
      <text:p text:style-name="P5"/>
      <text:p text:style-name="P5">這邊不多作解釋，客製化時會需要動到的目錄只有 <text:span text:style-name="T1">casper</text:span> 與 <text:span text:style-name="T1">isolinux</text:span> 兩個而已。</text:p>
      <text:p text:style-name="P5"/>
      <text:p text:style-name="P9">$ cd ./media</text:p>
      <text:p text:style-name="P9">$ ls -lF ./casper</text:p>
      <text:p text:style-name="P9">總計 955974</text:p>
      <text:p text:style-name="P9">-r--r--r-- 1 root root <text:s text:c="4"/>44324 <text:s/>4月 25 <text:s/>2013 filesystem.manifest</text:p>
      <text:p text:style-name="P9">-r--r--r-- 1 root root <text:s text:c="6"/>732 <text:s/>4月 25 <text:s/>2013 filesystem.manifest-remove</text:p>
      <text:p text:style-name="P9">-r--r--r-- 1 root root <text:s text:c="7"/>11 <text:s/>4月 25 <text:s/>2013 filesystem.size</text:p>
      <text:p text:style-name="P9">-r--r--r-- 1 root root <text:span text:style-name="T2">951394304</text:span> <text:s/>4月 25 <text:s/>2013 <text:span text:style-name="T2">filesystem.squashfs</text:span></text:p>
      <text:p text:style-name="P9">-r--r--r-- 1 root root <text:s/><text:span text:style-name="T2">22108842</text:span> <text:s/>4月 25 <text:s/>2013 <text:span text:style-name="T2">initrd.lz</text:span></text:p>
      <text:p text:style-name="P9">-r--r--r-- 1 root root <text:s text:c="2"/><text:span text:style-name="T2">5367344</text:span> <text:s/>4月 25 <text:s/>2013 <text:span text:style-name="T2">vmlinuz</text:span></text:p>
      <text:p text:style-name="P18"><text:soft-page-break/></text:p>
      <text:p text:style-name="P10">標紅字的幾個檔案，就是我們下手的對象。不過 casper 裡的內容是什麼，又要怎麼動，我們後幾章再來談。</text:p>
      <text:p text:style-name="P10">再來看看 isolinux：</text:p>
      <text:p text:style-name="P11">$ ls -lF ./isolinux</text:p>
      <text:p text:style-name="P11">總計 1109</text:p>
      <text:p text:style-name="P11">-r--r--r-- 1 root root <text:s/>71280 <text:s/>4月 17 <text:s/>2013 16x16.fnt</text:p>
      <text:p text:style-name="P11">-r--r--r-- 1 root root <text:s text:c="2"/>3404 <text:s/>4月 10 <text:s/>2013 access.pcx</text:p>
      <text:p text:style-name="P11">-r--r--r-- 1 root root <text:s text:c="5"/>0 <text:s/>4月 25 <text:s/>2013 adtxt.cfg</text:p>
      <text:p text:style-name="P11">-r--r--r-- 1 root root <text:s text:c="2"/>3170 <text:s/>4月 17 <text:s/>2013 am.tr</text:p>
      <text:p text:style-name="P11">-r--r--r-- 1 root root <text:s text:c="2"/>7339 <text:s/>4月 25 <text:s/>2013 ast.hlp</text:p>
      <text:p text:style-name="P11">-r--r--r-- 1 root root <text:s text:c="2"/>2205 <text:s/>4月 17 <text:s/>2013 ast.tr</text:p>
      <text:p text:style-name="P11">-r--r--r-- 1 root root <text:s text:c="2"/>7500 <text:s/>4月 17 <text:s/>2013 back.jpg</text:p>
      <text:p text:style-name="P11">-r--r--r-- 1 root root <text:s/>11720 <text:s/>4月 25 <text:s/>2013 be.hlp</text:p>
      <text:p text:style-name="P11">-r--r--r-- 1 root root <text:s text:c="2"/>3795 <text:s/>4月 17 <text:s/>2013 be.tr</text:p>
      <text:p text:style-name="P11">-r--r--r-- 1 root root <text:s/>11703 <text:s/>4月 25 <text:s/>2013 bg.hlp</text:p>
      <text:p text:style-name="P11">-r--r--r-- 1 root root <text:s text:c="2"/>4237 <text:s/>4月 17 <text:s/>2013 bg.tr</text:p>
      <text:p text:style-name="P11">-r--r--r-- 1 root root <text:s/>11457 <text:s/>4月 10 <text:s/>2013 blank.pcx</text:p>
      <text:p text:style-name="P11">-r--r--r-- 1 root root <text:s/>15128 <text:s/>4月 25 <text:s/>2013 bn.hlp</text:p>
      <text:p text:style-name="P11">-r--r--r-- 1 root root <text:s text:c="2"/>2048 <text:s/>4月 25 <text:s/>2013 boot.cat</text:p>
      <text:p text:style-name="P11">-r--r--r-- 1 root root 108032 <text:s/>4月 17 <text:s/>2013 bootlogo</text:p>
      <text:p text:style-name="P11">-r--r--r-- 1 root root <text:s text:c="2"/>7082 <text:s/>4月 25 <text:s/>2013 bs.hlp</text:p>
      <text:p text:style-name="P11">-r--r--r-- 1 root root <text:s text:c="2"/>2184 <text:s/>4月 17 <text:s/>2013 bs.tr</text:p>
      <text:p text:style-name="P11">-r--r--r-- 1 root root <text:s text:c="2"/>8049 <text:s/>4月 25 <text:s/>2013 ca.hlp</text:p>
      <text:p text:style-name="P11">-r--r--r-- 1 root root <text:s text:c="2"/>2501 <text:s/>4月 17 <text:s/>2013 ca.tr</text:p>
      <text:p text:style-name="P11">-r--r--r-- 1 root root <text:s/>20576 <text:s/>4月 25 <text:s/>2013 chain.c32</text:p>
      <text:p text:style-name="P11">-r--r--r-- 1 root root <text:s text:c="2"/>7382 <text:s/>4月 25 <text:s/>2013 cs.hlp</text:p>
      <text:p text:style-name="P11">-r--r--r-- 1 root root <text:s text:c="2"/>2359 <text:s/>4月 17 <text:s/>2013 cs.tr</text:p>
      <text:p text:style-name="P11">-r--r--r-- 1 root root <text:s text:c="2"/>6901 <text:s/>4月 25 <text:s/>2013 da.hlp</text:p>
      <text:p text:style-name="P11"><text:soft-page-break/>-r--r--r-- 1 root root <text:s text:c="2"/>2178 <text:s/>4月 17 <text:s/>2013 da.tr</text:p>
      <text:p text:style-name="P11">-r--r--r-- 1 root root <text:s text:c="2"/>7748 <text:s/>4月 25 <text:s/>2013 de.hlp</text:p>
      <text:p text:style-name="P11">-r--r--r-- 1 root root <text:s text:c="2"/>2397 <text:s/>4月 17 <text:s/>2013 de.tr</text:p>
      <text:p text:style-name="P11">-r--r--r-- 1 root root <text:s text:c="2"/>1423 <text:s/>4月 25 <text:s/>2013 dtmenu.cfg</text:p>
      <text:p text:style-name="P11">-r--r--r-- 1 root root <text:s/>13416 <text:s/>4月 25 <text:s/>2013 el.hlp</text:p>
      <text:p text:style-name="P11">-r--r--r-- 1 root root <text:s text:c="2"/>4489 <text:s/>4月 17 <text:s/>2013 el.tr</text:p>
      <text:p text:style-name="P11">-r--r--r-- 1 root root <text:s text:c="2"/>6501 <text:s/>4月 25 <text:s/>2013 en.hlp</text:p>
      <text:p text:style-name="P11">-r--r--r-- 1 root root <text:s text:c="2"/>1942 <text:s/>4月 17 <text:s/>2013 en.tr</text:p>
      <text:p text:style-name="P11">-r--r--r-- 1 root root <text:s text:c="2"/>6869 <text:s/>4月 25 <text:s/>2013 eo.hlp</text:p>
      <text:p text:style-name="P11">-r--r--r-- 1 root root <text:s text:c="2"/>2103 <text:s/>4月 17 <text:s/>2013 eo.tr</text:p>
      <text:p text:style-name="P11">-r--r--r-- 1 root root <text:s text:c="2"/>7658 <text:s/>4月 25 <text:s/>2013 es.hlp</text:p>
      <text:p text:style-name="P11">-r--r--r-- 1 root root <text:s text:c="2"/>2207 <text:s/>4月 17 <text:s/>2013 es.tr</text:p>
      <text:p text:style-name="P11">-r--r--r-- 1 root root <text:s text:c="2"/>6741 <text:s/>4月 25 <text:s/>2013 et.hlp</text:p>
      <text:p text:style-name="P11">-r--r--r-- 1 root root <text:s text:c="2"/>2095 <text:s/>4月 17 <text:s/>2013 et.tr</text:p>
      <text:p text:style-name="P11">-r--r--r-- 1 root root <text:s text:c="2"/>7172 <text:s/>4月 25 <text:s/>2013 eu.hlp</text:p>
      <text:p text:style-name="P11">-r--r--r-- 1 root root <text:s text:c="2"/>2133 <text:s/>4月 17 <text:s/>2013 eu.tr</text:p>
      <text:p text:style-name="P11">-r--r--r-- 1 root root <text:s text:c="4"/>53 <text:s/>4月 25 <text:s/>2013 exithelp.cfg</text:p>
      <text:p text:style-name="P11">-r--r--r-- 1 root root <text:s text:c="3"/>723 <text:s/>4月 25 <text:s/>2013 f10.txt</text:p>
      <text:p text:style-name="P11">-r--r--r-- 1 root root <text:s text:c="3"/>866 <text:s/>4月 25 <text:s/>2013 f1.txt</text:p>
      <text:p text:style-name="P11">-r--r--r-- 1 root root <text:s text:c="3"/>739 <text:s/>4月 25 <text:s/>2013 f2.txt</text:p>
      <text:p text:style-name="P11">-r--r--r-- 1 root root <text:s text:c="3"/>782 <text:s/>4月 25 <text:s/>2013 f3.txt</text:p>
      <text:p text:style-name="P11">-r--r--r-- 1 root root <text:s text:c="3"/>417 <text:s/>4月 25 <text:s/>2013 f4.txt</text:p>
      <text:p text:style-name="P11">-r--r--r-- 1 root root <text:s text:c="3"/>806 <text:s/>4月 25 <text:s/>2013 f5.txt</text:p>
      <text:p text:style-name="P11">-r--r--r-- 1 root root <text:s text:c="2"/>1212 <text:s/>4月 25 <text:s/>2013 f6.txt</text:p>
      <text:p text:style-name="P11">-r--r--r-- 1 root root <text:s text:c="3"/>916 <text:s/>4月 25 <text:s/>2013 f7.txt</text:p>
      <text:p text:style-name="P11">-r--r--r-- 1 root root <text:s text:c="2"/>1051 <text:s/>4月 25 <text:s/>2013 f8.txt</text:p>
      <text:p text:style-name="P11">-r--r--r-- 1 root root <text:s text:c="3"/>765 <text:s/>4月 25 <text:s/>2013 f9.txt</text:p>
      <text:p text:style-name="P11">-r--r--r-- 1 root root <text:s text:c="2"/>3486 <text:s/>4月 17 <text:s/>2013 fa.tr</text:p>
      <text:p text:style-name="P11">-r--r--r-- 1 root root <text:s text:c="2"/>7141 <text:s/>4月 25 <text:s/>2013 fi.hlp</text:p>
      <text:p text:style-name="P11"><text:soft-page-break/>-r--r--r-- 1 root root <text:s text:c="2"/>2196 <text:s/>4月 17 <text:s/>2013 fi.tr</text:p>
      <text:p text:style-name="P11">-r--r--r-- 1 root root <text:s text:c="2"/>7978 <text:s/>4月 25 <text:s/>2013 fr.hlp</text:p>
      <text:p text:style-name="P11">-r--r--r-- 1 root root <text:s text:c="2"/>2351 <text:s/>4月 17 <text:s/>2013 fr.tr</text:p>
      <text:p text:style-name="P11">-r--r--r-- 1 root root <text:s text:c="2"/>2396 <text:s/>4月 17 <text:s/>2013 ga.tr</text:p>
      <text:p text:style-name="P11">-r--r--r-- 1 root root <text:s/>22076 <text:s/>4月 25 <text:s/>2013 gfxboot.c32</text:p>
      <text:p text:style-name="P11">-r--r--r-- 1 root root <text:s text:c="3"/>337 <text:s/>4月 25 <text:s/>2013 <text:span text:style-name="T2">gfxboot.cfg</text:span></text:p>
      <text:p text:style-name="P11">-r--r--r-- 1 root root <text:s text:c="2"/>7558 <text:s/>4月 25 <text:s/>2013 gl.hlp</text:p>
      <text:p text:style-name="P11">-r--r--r-- 1 root root <text:s text:c="2"/>2223 <text:s/>4月 17 <text:s/>2013 gl.tr</text:p>
      <text:p text:style-name="P11">-r--r--r-- 1 root root <text:s text:c="2"/>9393 <text:s/>4月 25 <text:s/>2013 he.hlp</text:p>
      <text:p text:style-name="P11">-r--r--r-- 1 root root <text:s text:c="2"/>3191 <text:s/>4月 17 <text:s/>2013 he.tr</text:p>
      <text:p text:style-name="P11">-r--r--r-- 1 root root <text:s text:c="5"/>0 <text:s/>4月 25 <text:s/>2013 hi.hlp</text:p>
      <text:p text:style-name="P11">-r--r--r-- 1 root root <text:s text:c="2"/>2193 <text:s/>4月 17 <text:s/>2013 hr.tr</text:p>
      <text:p text:style-name="P11">-r--r--r-- 1 root root <text:s text:c="2"/>7800 <text:s/>4月 25 <text:s/>2013 hu.hlp</text:p>
      <text:p text:style-name="P11">-r--r--r-- 1 root root <text:s text:c="2"/>2611 <text:s/>4月 17 <text:s/>2013 hu.tr</text:p>
      <text:p text:style-name="P11">-r--r--r-- 1 root root <text:s text:c="2"/>7086 <text:s/>4月 25 <text:s/>2013 id.hlp</text:p>
      <text:p text:style-name="P11">-r--r--r-- 1 root root <text:s text:c="2"/>1968 <text:s/>4月 17 <text:s/>2013 id.tr</text:p>
      <text:p text:style-name="P11">-r--r--r-- 1 root root <text:s text:c="2"/>7432 <text:s/>4月 25 <text:s/>2013 is.hlp</text:p>
      <text:p text:style-name="P11">-r--r--r-- 1 root root <text:s/>24576 <text:s/>4月 25 <text:s/>2013 isolinux.bin</text:p>
      <text:p text:style-name="P11">-r--r--r-- 1 root root <text:s text:c="3"/>103 <text:s/>4月 25 <text:s/>2013 <text:span text:style-name="T2">isolinux.cfg</text:span></text:p>
      <text:p text:style-name="P11">-r--r--r-- 1 root root <text:s text:c="2"/>2302 <text:s/>4月 17 <text:s/>2013 is.tr</text:p>
      <text:p text:style-name="P11">-r--r--r-- 1 root root <text:s text:c="2"/>7132 <text:s/>4月 25 <text:s/>2013 it.hlp</text:p>
      <text:p text:style-name="P11">-r--r--r-- 1 root root <text:s text:c="2"/>2196 <text:s/>4月 17 <text:s/>2013 it.tr</text:p>
      <text:p text:style-name="P11">-r--r--r-- 1 root root <text:s text:c="2"/>9409 <text:s/>4月 25 <text:s/>2013 ja.hlp</text:p>
      <text:p text:style-name="P11">-r--r--r-- 1 root root <text:s text:c="2"/>3286 <text:s/>4月 17 <text:s/>2013 ja.tr</text:p>
      <text:p text:style-name="P11">-r--r--r-- 1 root root <text:s/>12434 <text:s/>4月 25 <text:s/>2013 ka.hlp</text:p>
      <text:p text:style-name="P11">-r--r--r-- 1 root root <text:s text:c="2"/>5276 <text:s/>4月 17 <text:s/>2013 ka.tr</text:p>
      <text:p text:style-name="P11">-r--r--r-- 1 root root <text:s/>13118 <text:s/>4月 25 <text:s/>2013 kk.hlp</text:p>
      <text:p text:style-name="P11">-r--r--r-- 1 root root <text:s text:c="2"/>3923 <text:s/>4月 17 <text:s/>2013 kk.tr</text:p>
      <text:p text:style-name="P11">-r--r--r-- 1 root root <text:s/>18660 <text:s/>4月 25 <text:s/>2013 km.hlp</text:p>
      <text:p text:style-name="P11"><text:soft-page-break/>-r--r--r-- 1 root root <text:s text:c="2"/>5607 <text:s/>4月 17 <text:s/>2013 kn.tr</text:p>
      <text:p text:style-name="P11">-r--r--r-- 1 root root <text:s text:c="2"/>8260 <text:s/>4月 25 <text:s/>2013 ko.hlp</text:p>
      <text:p text:style-name="P11">-r--r--r-- 1 root root <text:s text:c="2"/>2581 <text:s/>4月 17 <text:s/>2013 ko.tr</text:p>
      <text:p text:style-name="P11">-r--r--r-- 1 root root <text:s text:c="2"/>2271 <text:s/>4月 17 <text:s/>2013 ku.tr</text:p>
      <text:p text:style-name="P11">-r--r--r-- 1 root root <text:s text:c="5"/>3 <text:s/>4月 25 <text:s/>2013 <text:span text:style-name="T2">lang</text:span></text:p>
      <text:p text:style-name="P11">-r--r--r-- 1 root root <text:s text:c="3"/>232 <text:s/>4月 17 <text:s/>2013 langlist</text:p>
      <text:p text:style-name="P11">-r--r--r-- 1 root root <text:s text:c="2"/>5499 <text:s/>4月 17 <text:s/>2013 lo.tr</text:p>
      <text:p text:style-name="P11">-r--r--r-- 1 root root <text:s text:c="2"/>7324 <text:s/>4月 25 <text:s/>2013 lt.hlp</text:p>
      <text:p text:style-name="P11">-r--r--r-- 1 root root <text:s text:c="2"/>2381 <text:s/>4月 17 <text:s/>2013 lt.tr</text:p>
      <text:p text:style-name="P11">-r--r--r-- 1 root root <text:s text:c="2"/>7872 <text:s/>4月 25 <text:s/>2013 lv.hlp</text:p>
      <text:p text:style-name="P11">-r--r--r-- 1 root root <text:s text:c="2"/>2387 <text:s/>4月 17 <text:s/>2013 lv.tr</text:p>
      <text:p text:style-name="P11">-r--r--r-- 1 root root <text:s text:c="3"/>437 <text:s/>4月 25 <text:s/>2013 menu.cfg</text:p>
      <text:p text:style-name="P11">-r--r--r-- 1 root root <text:s text:c="2"/>3554 <text:s/>4月 17 <text:s/>2013 mk.tr</text:p>
      <text:p text:style-name="P11">-r--r--r-- 1 root root <text:s text:c="2"/>5963 <text:s/>4月 17 <text:s/>2013 mr.tr</text:p>
      <text:p text:style-name="P11">-r--r--r-- 1 root root <text:s text:c="2"/>6961 <text:s/>4月 25 <text:s/>2013 nb.hlp</text:p>
      <text:p text:style-name="P11">-r--r--r-- 1 root root <text:s text:c="2"/>2124 <text:s/>4月 17 <text:s/>2013 nb.tr</text:p>
      <text:p text:style-name="P11">-r--r--r-- 1 root root <text:s text:c="2"/>7134 <text:s/>4月 25 <text:s/>2013 nl.hlp</text:p>
      <text:p text:style-name="P11">-r--r--r-- 1 root root <text:s text:c="2"/>2396 <text:s/>4月 17 <text:s/>2013 nl.tr</text:p>
      <text:p text:style-name="P11">-r--r--r-- 1 root root <text:s text:c="2"/>7212 <text:s/>4月 25 <text:s/>2013 nn.hlp</text:p>
      <text:p text:style-name="P11">-r--r--r-- 1 root root <text:s text:c="2"/>2085 <text:s/>4月 17 <text:s/>2013 nn.tr</text:p>
      <text:p text:style-name="P11">-r--r--r-- 1 root root <text:s text:c="2"/>7592 <text:s/>4月 25 <text:s/>2013 pl.hlp</text:p>
      <text:p text:style-name="P11">-r--r--r-- 1 root root <text:s text:c="2"/>2421 <text:s/>4月 17 <text:s/>2013 pl.tr</text:p>
      <text:p text:style-name="P11">-r--r--r-- 1 root root <text:s text:c="3"/>185 <text:s/>4月 25 <text:s/>2013 po4a.cfg</text:p>
      <text:p text:style-name="P11">-r--r--r-- 1 root root <text:s text:c="3"/>175 <text:s/>4月 25 <text:s/>2013 prompt.cfg</text:p>
      <text:p text:style-name="P11">-r--r--r-- 1 root root <text:s text:c="2"/>7453 <text:s/>4月 25 <text:s/>2013 pt_BR.hlp</text:p>
      <text:p text:style-name="P11">-r--r--r-- 1 root root <text:s text:c="2"/>2382 <text:s/>4月 17 <text:s/>2013 pt_BR.tr</text:p>
      <text:p text:style-name="P11">-r--r--r-- 1 root root <text:s text:c="2"/>7550 <text:s/>4月 25 <text:s/>2013 pt.hlp</text:p>
      <text:p text:style-name="P11">-r--r--r-- 1 root root <text:s text:c="2"/>2354 <text:s/>4月 17 <text:s/>2013 pt.tr</text:p>
      <text:p text:style-name="P11">-r--r--r-- 1 root root <text:s text:c="2"/>8630 <text:s/>4月 25 <text:s/>2013 ro.hlp</text:p>
      <text:p text:style-name="P11"><text:soft-page-break/>-r--r--r-- 1 root root <text:s text:c="2"/>2384 <text:s/>4月 17 <text:s/>2013 ro.tr</text:p>
      <text:p text:style-name="P11">-r--r--r-- 1 root root <text:s text:c="3"/>134 <text:s/>4月 25 <text:s/>2013 rqtxt.cfg</text:p>
      <text:p text:style-name="P11">-r--r--r-- 1 root root <text:s/>12081 <text:s/>4月 25 <text:s/>2013 ru.hlp</text:p>
      <text:p text:style-name="P11">-r--r--r-- 1 root root <text:s text:c="2"/>3878 <text:s/>4月 17 <text:s/>2013 ru.tr</text:p>
      <text:p text:style-name="P11">-r--r--r-- 1 root root <text:s/>13995 <text:s/>4月 25 <text:s/>2013 si.hlp</text:p>
      <text:p text:style-name="P11">-r--r--r-- 1 root root <text:s text:c="2"/>5898 <text:s/>4月 17 <text:s/>2013 si.tr</text:p>
      <text:p text:style-name="P11">-r--r--r-- 1 root root <text:s text:c="2"/>7564 <text:s/>4月 25 <text:s/>2013 sk.hlp</text:p>
      <text:p text:style-name="P11">-r--r--r-- 1 root root <text:s text:c="2"/>2513 <text:s/>4月 17 <text:s/>2013 sk.tr</text:p>
      <text:p text:style-name="P11">-r--r--r-- 1 root root <text:s text:c="2"/>6977 <text:s/>4月 25 <text:s/>2013 sl.hlp</text:p>
      <text:p text:style-name="P11">-r--r--r-- 1 root root <text:s text:c="2"/>2215 <text:s/>4月 17 <text:s/>2013 sl.tr</text:p>
      <text:p text:style-name="P11">-r--r--r-- 1 root root <text:s/>20342 <text:s/>4月 10 <text:s/>2013 <text:span text:style-name="T2">splash.pcx</text:span></text:p>
      <text:p text:style-name="P11">-r--r--r-- 1 root root <text:s/>14605 <text:s/>4月 10 <text:s/>2013 splash.png</text:p>
      <text:p text:style-name="P11">-r--r--r-- 1 root root <text:s text:c="2"/>8028 <text:s/>4月 25 <text:s/>2013 sq.hlp</text:p>
      <text:p text:style-name="P11">-r--r--r-- 1 root root <text:s text:c="2"/>2241 <text:s/>4月 17 <text:s/>2013 sq.tr</text:p>
      <text:p text:style-name="P11">-r--r--r-- 1 root root <text:s/>11627 <text:s/>4月 25 <text:s/>2013 sr.hlp</text:p>
      <text:p text:style-name="P11">-r--r--r-- 1 root root <text:s text:c="2"/>4038 <text:s/>4月 17 <text:s/>2013 sr.tr</text:p>
      <text:p text:style-name="P11">-r--r--r-- 1 root root <text:s text:c="3"/>508 <text:s/>4月 25 <text:s/>2013 stdmenu.cfg</text:p>
      <text:p text:style-name="P11">-r--r--r-- 1 root root <text:s text:c="2"/>7273 <text:s/>4月 25 <text:s/>2013 sv.hlp</text:p>
      <text:p text:style-name="P11">-r--r--r-- 1 root root <text:s text:c="2"/>2217 <text:s/>4月 17 <text:s/>2013 sv.tr</text:p>
      <text:p text:style-name="P11">-r--r--r-- 1 root root <text:s text:c="2"/>5901 <text:s/>4月 17 <text:s/>2013 te.tr</text:p>
      <text:p text:style-name="P11">-r--r--r-- 1 root root <text:s/>13109 <text:s/>4月 25 <text:s/>2013 th.hlp</text:p>
      <text:p text:style-name="P11">-r--r--r-- 1 root root <text:s text:c="2"/>1989 <text:s/>4月 17 <text:s/>2013 tl.tr</text:p>
      <text:p text:style-name="P11">-r--r--r-- 1 root root <text:s text:c="2"/>7765 <text:s/>4月 25 <text:s/>2013 tr.hlp</text:p>
      <text:p text:style-name="P11">-r--r--r-- 1 root root <text:s text:c="2"/>2319 <text:s/>4月 17 <text:s/>2013 tr.tr</text:p>
      <text:p text:style-name="P11">-r--r--r-- 1 root root <text:s text:c="3"/>474 <text:s/>4月 25 <text:s/>2013 txt.cfg</text:p>
      <text:p text:style-name="P11">-r--r--r-- 1 root root <text:s/>11831 <text:s/>4月 25 <text:s/>2013 ug.hlp</text:p>
      <text:p text:style-name="P11">-r--r--r-- 1 root root <text:s/>11765 <text:s/>4月 25 <text:s/>2013 uk.hlp</text:p>
      <text:p text:style-name="P11">-r--r--r-- 1 root root <text:s text:c="2"/>4039 <text:s/>4月 17 <text:s/>2013 uk.tr</text:p>
      <text:p text:style-name="P11">-r--r--r-- 1 root root 154128 <text:s/>4月 25 <text:s/>2013 vesamenu.c32</text:p>
      <text:p text:style-name="P11"><text:soft-page-break/>-r--r--r-- 1 root root <text:s text:c="2"/>9735 <text:s/>4月 25 <text:s/>2013 vi.hlp</text:p>
      <text:p text:style-name="P11">-r--r--r-- 1 root root <text:s text:c="2"/>2902 <text:s/>4月 17 <text:s/>2013 vi.tr</text:p>
      <text:p text:style-name="P11">-r--r--r-- 1 root root <text:s text:c="2"/>6267 <text:s/>4月 25 <text:s/>2013 zh_CN.hlp</text:p>
      <text:p text:style-name="P11">-r--r--r-- 1 root root <text:s text:c="2"/>2069 <text:s/>4月 17 <text:s/>2013 <text:span text:style-name="T2">zh_CN.tr</text:span></text:p>
      <text:p text:style-name="P11">-r--r--r-- 1 root root <text:s text:c="2"/>6222 <text:s/>4月 25 <text:s/>2013 zh_TW.hlp</text:p>
      <text:p text:style-name="P11">-r--r--r-- 1 root root <text:s text:c="2"/>2250 <text:s/>4月 17 <text:s/>2013 <text:span text:style-name="T2">zh_TW.tr</text:span></text:p>
      <text:p text:style-name="P10"/>
      <text:p text:style-name="P10">東西好多啊！不過其實大部份都是各個語言的翻譯檔。所以我們一樣把會動到的檔案標上紅字。</text:p>
      <text:p text:style-name="P10">簡單地說，isolinux 目錄裡的東西，就是光碟開機時的設定，以及大家會看到的畫面與文字。splash.pcx 是背景圖片，zh_TW.tr 等檔案則是顯示的文字內容。</text:p>
      <text:p text:style-name="P10">既然我們要對這兩個目錄動刀，但是現在卻是以光碟的方式掛載，換言之，我們無法直接修改 media 目錄裡的內容，所以我們另起爐灶：</text:p>
      <text:p text:style-name="P11">$ cd ..</text:p>
      <text:p text:style-name="P11">$ cp -af media iso.ezgo</text:p>
      <text:p text:style-name="P10">再來，我們就開始正式動工。</text:p>
      <text:h text:style-name="P23" text:outline-level="1"><text:bookmark-start text:name="__RefHeading__118_947455503"/>打包 iso 檔<text:bookmark-end text:name="__RefHeading__118_947455503"/></text:h>
      <text:p text:style-name="P5"/>
      <text:p text:style-name="P5">iso 檔的製作其實很簡單，工具已經有人幫大家準備好了：genisoimage。大家可以先去看一下它的 man page：</text:p>
      <text:p text:style-name="P8">$ man genisoimage</text:p>
      <text:p text:style-name="P5">參數好多！不過還好，筆者已經先找好適當的參數了。所以請大家開啟編輯器，在與 iso.ezgo 目錄相同的路徑下新增一個 mkisofile.sh 檔，內容如下：</text:p>
      <text:p text:style-name="P8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8">#!/bin/sh</text:p>
            <text:p text:style-name="P8"/>
            <text:p text:style-name="P8">NAME=$1</text:p>
            <text:p text:style-name="P8"/>
            <text:p text:style-name="P8">rm -f ../$NAME.iso</text:p>
            <text:p text:style-name="P8"/>
            <text:p text:style-name="P8">echo Generating iso files $NAME...</text:p>
            <text:p text:style-name="P8"/>
            <text:p text:style-name="P8">mkisofs -r -V "$NAME" --cache-inodes -J -l -b isolinux/isolinux.bin -c isolinux/boot.cat -no-emul-boot -boot-load-size 4 -boot-info-table -o ../$NAME.iso .</text:p>
          </table:table-cell>
        </table:table-row>
      </table:table>
      <text:p text:style-name="P8"/>
      <text:p text:style-name="P5">注意，mkisofs 開始的那幾行實際上是一行。</text:p>
      <text:p text:style-name="P5">準備好了之後，我們就可以來試試看打包 iso 檔：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8">$ cd iso.ezgo</text:p>
            <text:p text:style-name="P8">$ ../mkisofile.sh ezgo11</text:p>
          </table:table-cell>
        </table:table-row>
      </table:table>
      <text:p text:style-name="P8"/>
      <text:p text:style-name="P5">只要電腦不太忙，整個過程約幾分鐘就可以完成。但筆者的電腦不太好，常常包一次要廿分鐘...</text:p>
      <text:p text:style-name="P5">順利完成之後，會在上一層的目錄中出現 <text:span text:style-name="T1">ezgo11.iso</text:span>。這個 iso 檔其實還跟原來的 kubuntu 一樣，不過大家還是可以試著把它燒進光<text:soft-page-break/>碟去，或是寫進 USB 隨身碟來開機。</text:p>
      <text:p text:style-name="P5">接下來，我們來改個東西。從 Kubuntu 13.04 開始，不知為何最前面的選單畫面被拿掉了，所以剛才做出來的檔案，應該會直接跳到試用或安裝 kubuntu 的畫面。所以我們來把選單叫出來。</text:p>
      <text:p text:style-name="P5">開啟 isolinux/gfxboot.cfg，在最前面加上這三行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8">foreground=0xFFFFFF</text:p>
            <text:p text:style-name="P8">background=0x000000</text:p>
            <text:p text:style-name="P8">screen-colour=0x005082</text:p>
          </table:table-cell>
        </table:table-row>
      </table:table>
      <text:p text:style-name="P8"/>
      <text:p text:style-name="P5">並且把這一行移除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8">hidden-timeout=2</text:p>
          </table:table-cell>
        </table:table-row>
      </table:table>
      <text:p text:style-name="P5"/>
      <text:p text:style-name="P5">再來，剛才我們提到 <text:span text:style-name="T1">isolinux/splash.pcx</text:span> 是光碟開機時的背景畫面，所以我們可以把它換掉。找一張喜愛的圖，不要太花俏，解析度把它調整在 640x480，然後存成 pcx 檔格式。接著把那個檔複製到 iso.ezgo/isolinux/splash.pcx 中。<text:line-break/></text:p>
      <text:p text:style-name="P5">依照上面的步驟重新打包一次，看看選單是不是跑出來了，背景圖片是不是真的修改完成了。</text:p>
      <text:p text:style-name="P5"/>
      <text:p text:style-name="P5"/>
      <text:h text:style-name="P23" text:outline-level="1">系統的客製化 – squashfs</text:h>
      <text:p text:style-name="P19"/>
      <text:p text:style-name="P19">接下來是客製化的重頭戲：<text:span text:style-name="T3">casper/filesystem.squashfs</text:span>。讓我們先來看看它是什麼。</text:p>
      <text:p text:style-name="P19">用 root 身份，在頂層目錄（iso.ezgo 的上一層），下指令：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8"># unsquashfs -d os.ezgo iso.ezgo/casper/filesystem.squashfs</text:p>
          </table:table-cell>
        </table:table-row>
      </table:table>
      <text:p text:style-name="P19">整個過程約需幾分鐘，完成之後就會產生一個 os.ezgo 目錄。我們再看看裡面有什麼。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21"># ls os.ezgo</text:p>
            <text:p text:style-name="P21">bin/ <text:s text:c="2"/>etc/ <text:s text:c="8"/>initrd.img.old@ <text:s/>mnt/ <text:s text:c="2"/>root/ <text:s/>selinux/ <text:s/>tmp/ <text:s/>vmlinuz@</text:p>
            <text:p text:style-name="P21">boot/ <text:s/>home/ <text:s text:c="7"/>lib/ <text:s text:c="12"/>opt/ <text:s text:c="2"/>run/ <text:s text:c="2"/>srv/ <text:s text:c="5"/>usr/ <text:s/>vmlinuz.old@</text:p>
            <text:p text:style-name="P21">dev/ <text:s text:c="2"/>initrd.img@ <text:s/>media/ <text:s text:c="10"/>proc/ <text:s/>sbin/ <text:s/>sys/ <text:s text:c="5"/>var/</text:p>
          </table:table-cell>
        </table:table-row>
      </table:table>
      <text:p text:style-name="P21"/>
      <text:p text:style-name="P19">這就是 Linux 系統的根目錄，也就是我們所製作出來的 Live 系統的根目錄。換句話說，這裡就是我們主要要開刀的地方。</text:p>
      <text:p text:style-name="P19"/>
      <text:h text:style-name="P22" text:outline-level="1">第六章</text:h>
      <text:h text:style-name="P22" text:outline-level="1"><text:bookmark-start text:name="__RefHeading__120_947455503"/>第七章<text:bookmark-end text:name="__RefHeading__120_947455503"/></text:h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文泉驛微米黑" svg:font-family="文泉驛微米黑"/>
    <style:font-face style:name="文泉驛微米黑3" svg:font-family="文泉驛微米黑" style:font-family-generic="swiss"/>
    <style:font-face style:name="Courier New" svg:font-family="'Courier New'" style:font-family-generic="modern" style:font-pitch="fixed"/>
    <style:font-face style:name="文泉驛微米黑2" svg:font-family="文泉驛微米黑" style:font-pitch="variable"/>
    <style:font-face style:name="文泉驛微米黑1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4" svg:font-family="文泉驛微米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文泉驛微米黑" fo:font-size="12pt" fo:language="en" fo:country="US" style:letter-kerning="true" style:font-name-asian="文泉驛微米黑" style:font-size-asian="12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1" fo:font-size="14pt" style:font-name-asian="文泉驛微米黑4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文泉驛微米黑1" fo:font-size="14pt" style:font-name-asian="文泉驛微米黑4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、" style:num-format="一, 二, 三, ...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ng Franklin</meta:initial-creator>
    <meta:creation-date>2014-01-02T16:11:31.809333157</meta:creation-date>
    <dc:date>2014-01-12T19:54:32</dc:date>
    <meta:editing-duration>PT1H48M14S</meta:editing-duration>
    <meta:editing-cycles>9</meta:editing-cycles>
    <meta:generator>LibreOffice/3.5$Linux_x86 LibreOffice_project/350m1$Build-2</meta:generator>
    <meta:document-statistic meta:table-count="6" meta:image-count="0" meta:object-count="0" meta:page-count="15" meta:paragraph-count="243" meta:word-count="2709" meta:character-count="10778" meta:non-whitespace-character-count="8729"/>
  </office:meta>
</office:document-meta>
</file>